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LStop.setDela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Stop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LStop.setPasswor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Stop.setClass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Stop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LStop.se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Stop.setUs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Stop.setBEAHome( File bea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